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1942 report" svg:font-family="'1942 report'" style:font-pitch="fixed"/>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Leander" svg:font-family="Leander" style:font-pitch="variable"/>
    <style:font-face style:name="Poilet Taper" svg:font-family="'Poilet Taper'"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2.0313in" style:rel-column-width="19217*"/>
    </style:style>
    <style:style style:name="Table1.B" style:family="table-column">
      <style:table-column-properties style:column-width="1.6771in" style:rel-column-width="15866*"/>
    </style:style>
    <style:style style:name="Table1.C" style:family="table-column">
      <style:table-column-properties style:column-width="3.2188in" style:rel-column-width="30452*"/>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style:font-name="Poilet Taper" fo:font-size="72pt" style:font-size-asian="72pt" style:font-size-complex="72pt"/>
    </style:style>
    <style:style style:name="P2" style:family="paragraph" style:parent-style-name="Standard">
      <style:paragraph-properties fo:text-align="center" style:justify-single-word="false"/>
      <style:text-properties style:font-name="1942 report" fo:font-size="12pt" style:font-size-asian="12pt" style:font-size-complex="12pt"/>
    </style:style>
    <style:style style:name="P3" style:family="paragraph" style:parent-style-name="Standard">
      <style:paragraph-properties fo:text-align="start" style:justify-single-word="false"/>
      <style:text-properties style:font-name="1942 report" fo:font-size="20pt" style:text-underline-style="solid" style:text-underline-width="auto" style:text-underline-color="font-color" fo:font-weight="bold" style:font-size-asian="20pt" style:font-weight-asian="bold" style:font-size-complex="20pt" style:font-weight-complex="bold"/>
    </style:style>
    <style:style style:name="P4" style:family="paragraph" style:parent-style-name="Standard">
      <style:paragraph-properties fo:text-align="start" style:justify-single-word="false"/>
      <style:text-properties style:font-name="1942 report" fo:font-size="20pt" style:text-underline-style="none" fo:font-weight="normal" style:font-size-asian="20pt" style:font-weight-asian="normal" style:font-size-complex="20pt" style:font-weight-complex="normal"/>
    </style:style>
    <style:style style:name="P5" style:family="paragraph" style:parent-style-name="Standard">
      <style:paragraph-properties fo:text-align="start" style:justify-single-word="false"/>
      <style:text-properties style:font-name="Leander" fo:font-size="12pt" style:font-size-asian="12pt" style:font-size-complex="12pt"/>
    </style:style>
    <style:style style:name="P6" style:family="paragraph" style:parent-style-name="Standard">
      <style:paragraph-properties fo:text-align="start" style:justify-single-word="false"/>
      <style:text-properties style:font-name="Leander" fo:font-size="12pt" style:text-underline-style="none"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Leander" fo:font-size="12pt" fo:font-weight="bold" style:font-size-asian="12pt" style:font-weight-asian="bold" style:font-size-complex="12pt" style:font-weight-complex="bold"/>
    </style:style>
    <style:style style:name="P8" style:family="paragraph" style:parent-style-name="Standard">
      <style:paragraph-properties fo:text-align="start" style:justify-single-word="false"/>
      <style:text-properties style:font-name="Leander" fo:font-size="12pt"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Leander" fo:font-size="20pt" style:text-underline-style="none" fo:font-weight="normal" style:font-size-asian="20pt" style:font-weight-asian="normal" style:font-size-complex="20pt" style:font-weight-complex="normal"/>
    </style:style>
    <style:style style:name="P10" style:family="paragraph" style:parent-style-name="Standard">
      <style:paragraph-properties fo:text-align="start" style:justify-single-word="false"/>
    </style:style>
    <style:style style:name="P11" style:family="paragraph" style:parent-style-name="Standard">
      <style:paragraph-properties fo:text-align="start" style:justify-single-word="false"/>
      <style:text-properties style:font-name="Consolas" fo:font-size="12pt" style:font-size-asian="12pt" style:font-size-complex="12pt"/>
    </style:style>
    <style:style style:name="P12" style:family="paragraph" style:parent-style-name="Standard">
      <style:paragraph-properties fo:text-align="start" style:justify-single-word="false"/>
      <style:text-properties style:font-name="Consolas" fo:font-size="12pt"/>
    </style:style>
    <style:style style:name="P13" style:family="paragraph" style:parent-style-name="Standard">
      <style:paragraph-properties fo:text-align="start" style:justify-single-word="false"/>
      <style:text-properties fo:font-variant="normal" fo:text-transform="none" fo:color="#000000" style:font-name="Consolas" fo:font-size="12pt" fo:letter-spacing="normal" fo:font-style="normal" fo:font-weight="normal" style:font-size-asian="12pt" style:font-size-complex="12pt"/>
    </style:style>
    <style:style style:name="P14" style:family="paragraph" style:parent-style-name="Table_20_Contents">
      <style:paragraph-properties fo:text-align="start" style:justify-single-word="false"/>
      <style:text-properties style:font-name="Leander" fo:font-size="12pt" style:font-size-asian="12pt" style:font-size-complex="12pt"/>
    </style:style>
    <style:style style:name="P15" style:family="paragraph" style:parent-style-name="Table_20_Contents">
      <style:paragraph-properties fo:text-align="start" style:justify-single-word="false"/>
      <style:text-properties style:font-name="Leander" fo:font-size="12pt" fo:font-weight="bold" style:font-size-asian="12pt" style:font-weight-asian="bold" style:font-size-complex="12pt" style:font-weight-complex="bold"/>
    </style:style>
    <style:style style:name="P16" style:family="paragraph" style:parent-style-name="Standard">
      <style:paragraph-properties fo:text-align="start" style:justify-single-word="false"/>
      <style:text-properties style:font-name="1942 report" fo:font-size="20pt" style:text-underline-style="none" fo:font-weight="normal" style:font-size-asian="20pt" style:font-weight-asian="normal" style:font-size-complex="20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Leander" fo:font-size="12pt" style:font-size-asian="12pt" style:font-size-complex="12pt"/>
    </style:style>
    <style:style style:name="T4" style:family="text">
      <style:text-properties style:font-name="Leander" fo:font-size="12pt" fo:font-weight="bold" style:font-size-asian="12pt" style:font-weight-asian="bold" style:font-size-complex="12pt" style:font-weight-complex="bold"/>
    </style:style>
    <style:style style:name="T5" style:family="text">
      <style:text-properties style:font-name="Leander" fo:font-size="12pt" style:text-underline-style="solid" style:text-underline-width="auto" style:text-underline-color="font-color" style:font-size-asian="12pt" style:font-size-complex="12pt"/>
    </style:style>
    <style:style style:name="T6" style:family="text">
      <style:text-properties style:font-name="Leander" fo:font-size="16pt" style:text-underline-style="solid" style:text-underline-width="auto" style:text-underline-color="font-color" style:font-size-asian="16pt" style:font-size-complex="16pt"/>
    </style:style>
    <style:style style:name="T7" style:family="text">
      <style:text-properties style:font-name="Leander" fo:font-size="15pt" style:text-underline-style="solid" style:text-underline-width="auto" style:text-underline-color="font-color" style:font-size-asian="15pt" style:font-size-complex="15pt"/>
    </style:style>
    <style:style style:name="T8" style:family="text">
      <style:text-properties fo:font-variant="normal" fo:text-transform="none" fo:color="#000000" fo:letter-spacing="normal" fo:font-style="normal" fo:font-weight="normal" style:font-size-asian="12pt" style:font-size-complex="12pt"/>
    </style:style>
    <style:style style:name="T9" style:family="text">
      <style:text-properties fo:font-variant="normal" fo:text-transform="none" fo:color="#000000" style:font-name="Leander" fo:letter-spacing="normal" fo:font-style="normal" fo:font-weight="normal" style:font-size-asian="12pt" style:font-size-complex="12pt"/>
    </style:style>
    <style:style style:name="T10" style:family="text">
      <style:text-properties fo:font-variant="normal" fo:text-transform="none" fo:color="#000000" style:font-name="Leander" fo:letter-spacing="normal" fo:font-style="normal" style:text-underline-style="solid" style:text-underline-width="auto" style:text-underline-color="font-color" fo:font-weight="normal" style:font-size-asian="12pt" style:font-size-complex="12pt"/>
    </style:style>
    <style:style style:name="T11" style:family="text">
      <style:text-properties style:font-size-asian="12pt" style:font-size-complex="12pt"/>
    </style:style>
    <style:style style:name="T12" style:family="text">
      <style:text-properties fo:font-size="12pt" style:font-size-asian="12pt" style:font-size-complex="12pt"/>
    </style:style>
    <style:style style:name="T13" style:family="text">
      <style:text-properties fo:font-size="12pt" fo:font-weight="bold" style:font-size-asian="12pt" style:font-weight-asian="bold" style:font-size-complex="12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KOG</text:p>
      <text:p text:style-name="P2">System Documentation</text:p>
      <text:p text:style-name="P2"/>
      <text:p text:style-name="P5"/>
      <text:p text:style-name="P5"/>
      <text:p text:style-name="P3">System Requirements</text:p>
      <text:p text:style-name="P7">Hardware</text:p>
      <text:p text:style-name="P5"><text:tab/>Minimum:</text:p>
      <text:p text:style-name="P5"><text:tab/><text:tab/>CPU: 1.5 GHz Single-core Processor</text:p>
      <text:p text:style-name="P5"><text:tab/><text:tab/>RAM: 1 GB</text:p>
      <text:p text:style-name="P5"><text:tab/><text:tab/>Hard Drive: 50 GB available</text:p>
      <text:p text:style-name="P5"><text:tab/><text:tab/>Network card</text:p>
      <text:p text:style-name="P7">Software</text:p>
      <text:p text:style-name="P10"><text:span text:style-name="T3"><text:tab/></text:span><text:span text:style-name="T4">Skog was developed with the following software</text:span></text:p>
      <text:p text:style-name="P8"><text:tab/>Debian Wheezy 7.6</text:p>
      <text:p text:style-name="P8"><text:tab/>Apache 2.2.22</text:p>
      <text:p text:style-name="P8"><text:tab/>PHP 5.4.4-14</text:p>
      <text:p text:style-name="P5"><text:tab/>MySQL 14.14 Distrib 5.5.38</text:p>
      <text:p text:style-name="P5"><text:tab/>phpMyAdmin 4.2.11</text:p>
      <text:p text:style-name="P5"><text:tab/></text:p>
      <text:p text:style-name="P3">Installation</text:p>
      <text:p text:style-name="P5"><text:tab/>To install Skog, unzip the provided zip file and extract the Skog folder into your /var/www folder. If Apache, PHP, MySQL, and phpMyAdmin are not installed, install them with the commands as root:</text:p>
      <text:p text:style-name="P11"><text:tab/>apt-get update</text:p>
      <text:p text:style-name="P11"><text:tab/>apt-get install apache2</text:p>
      <text:p text:style-name="P11"><text:tab/>apt-get install mysql-server</text:p>
      <text:p text:style-name="P12"><text:span text:style-name="T11"><text:tab/></text:span><text:span text:style-name="T8">apt-get install php5 php-pear php5-mysq</text:span><text:span text:style-name="T8">l</text:span></text:p>
      <text:p text:style-name="P13"><text:tab/>apt-get install phpMyAdmin</text:p>
      <text:p text:style-name="P13"><text:tab/>service apache2 restart</text:p>
      <text:p text:style-name="P13"><text:tab/>mysql_secure_installation</text:p>
      <text:p text:style-name="P13"/>
      <text:p text:style-name="P12"><text:span text:style-name="T8"><text:tab/></text:span><text:span text:style-name="T9">The database section provides instructions to get the database structure created.</text:span></text:p>
      <text:p text:style-name="P12"><text:span text:style-name="T10">Note</text:span><text:span text:style-name="T9">: PHP short open tags must be enabled in your php.ini file with the </text:span><text:span text:style-name="T8">–-enable-</text:span><text:soft-page-break/><text:span text:style-name="T8">short-tags</text:span><text:span text:style-name="T9"> option</text:span></text:p>
      <text:p text:style-name="P3">Database</text:p>
      <text:p text:style-name="P5"><text:tab/>Included in the installation files will be a file called skog.sql, this file will automatically generate the necessary database tables. It will also create the admin user. Copy and paste the Settings for the database connection can be changed from /includes/dbconnect.php.</text:p>
      <text:p text:style-name="P5"/>
      <text:p text:style-name="P3">Admin</text:p>
      <text:p text:style-name="P9"><text:tab/><text:span text:style-name="T12">There is an admin account created automatically from the skog.sql file. To access the admin account use the following credentials </text:span><text:span text:style-name="T13">username: admin password: password. </text:span><text:span text:style-name="T12">It is highly recommended that you change the password after logging for the first time. The admin account has access to only the admin dashboard (admin.php) and the edit account settings page. From the dashboard the admin may search for a user and delete their account. Other necessary admin functions may be implemented in the admin.php file.</text:span></text:p>
      <text:p text:style-name="P5"/>
      <text:p text:style-name="P3">Code</text:p>
      <text:p text:style-name="P5"><text:tab/>Most of the code for the operation of Skog is contained in the main <text:span text:style-name="T1">Skog</text:span> directory. Inside that directory there is also an img and includes folder. <text:span text:style-name="T1">Img</text:span> contains images, fonts, and the style sheet. <text:span text:style-name="T1">Includes</text:span> contains files that are commonly included in other pages. Within the includes directory there is a folder called <text:span text:style-name="T1">functions</text:span><text:span text:style-name="T2">, this contains useful functions for use by any page. The following sections will explain the contents of these directories further. Comments within the php files explain the underlying code mechanisms.</text:span></text:p>
      <text:p text:style-name="P5"/>
      <text:p text:style-name="P3">Skog</text:p>
      <text:p text:style-name="P4"><text:tab/><text:span text:style-name="T4">Login.php</text:span><text:span text:style-name="T3"> – Main login page, processed with the </text:span><text:span text:style-name="T4">checklogin.php</text:span><text:span text:style-name="T3"> file</text:span></text:p>
      <text:p text:style-name="P4"><text:span text:style-name="T3"><text:tab/></text:span><text:span text:style-name="T4">Main.php</text:span><text:span text:style-name="T3"> – The main page for interaction with the site, links to </text:span><text:span text:style-name="T4">createChecklist.php</text:span><text:span text:style-name="T3">, </text:span><text:span text:style-name="T4">createTrip.php</text:span><text:span text:style-name="T3">, </text:span><text:span text:style-name="T4">viewChecklist.php</text:span><text:span text:style-name="T3">, </text:span><text:span text:style-name="T4">viewTrip.php</text:span><text:span text:style-name="T3">, </text:span><text:span text:style-name="T4">viewTripInvite.php</text:span></text:p>
      <text:p text:style-name="P4"><text:span text:style-name="T3"><text:tab/></text:span><text:span text:style-name="T7">Trips</text:span></text:p>
      <text:p text:style-name="P4"><text:span text:style-name="T3"><text:tab/><text:tab/></text:span><text:span text:style-name="T4">createTrip.php – </text:span><text:span text:style-name="T3">Form to create a new trip, processed and added to </text:span><text:soft-page-break/><text:span text:style-name="T3">database with </text:span><text:span text:style-name="T4">addTrip.php</text:span></text:p>
      <text:p text:style-name="P4"><text:span text:style-name="T3"><text:tab/><text:tab/></text:span><text:span text:style-name="T4">viewTrip.php –</text:span><text:span text:style-name="T3"> View a trip that the current user has made, includes edit, delete, and sharing functionality, handled by </text:span><text:span text:style-name="T4">editTrip.php</text:span><text:span text:style-name="T3">, </text:span><text:span text:style-name="T4">deleteTrip.php</text:span><text:span text:style-name="T3">, </text:span><text:span text:style-name="T4">inviteUser.php</text:span><text:span text:style-name="T3">, and </text:span><text:span text:style-name="T4">deleteInvite.php</text:span><text:span text:style-name="T3"> respectively</text:span></text:p>
      <text:p text:style-name="P4"><text:span text:style-name="T3"><text:tab/><text:tab/></text:span><text:span text:style-name="T4">editTrip.php</text:span><text:span text:style-name="T3"> – Form to change trip parameters, updated in the database with </text:span><text:span text:style-name="T4">updateTrip.php</text:span></text:p>
      <text:p text:style-name="P4"><text:span text:style-name="T3"><text:tab/><text:tab/></text:span><text:span text:style-name="T4">postMessage.php</text:span><text:span text:style-name="T3"> – Posts a message to the current trip</text:span></text:p>
      <text:p text:style-name="P4"><text:span text:style-name="T3"><text:tab/><text:tab/></text:span><text:span text:style-name="T4">downloadMap.php</text:span><text:span text:style-name="T3"> – page to download a map associated with a trip</text:span></text:p>
      <text:p text:style-name="P4"><text:span text:style-name="T4"><text:tab/><text:tab/>viewTripInvite.php –</text:span><text:span text:style-name="T3"> Views a trip that the current user has been invited to, similar to viewTrip.php</text:span></text:p>
      <text:p text:style-name="P4"><text:span text:style-name="T3"><text:tab/></text:span><text:span text:style-name="T7">Checklists</text:span></text:p>
      <text:p text:style-name="P4"><text:span text:style-name="T3"><text:tab/><text:tab/></text:span><text:span text:style-name="T4">createChecklist.php</text:span><text:span text:style-name="T3"> – Create a new checklist, added to database with </text:span><text:span text:style-name="T4">addChecklist.php</text:span></text:p>
      <text:p text:style-name="P4"><text:span text:style-name="T4"><text:tab/><text:tab/>editChecklist.php</text:span><text:span text:style-name="T3"> – Edit a previously created checklist, updated in database with </text:span><text:span text:style-name="T4">updateChecklist.php</text:span></text:p>
      <text:p text:style-name="P4"><text:span text:style-name="T4"><text:tab/><text:tab/>viewChecklist.php</text:span><text:span text:style-name="T3"> – Views a checklist</text:span></text:p>
      <text:p text:style-name="P4"><text:span text:style-name="T3"><text:tab/></text:span><text:span text:style-name="T7">Account</text:span></text:p>
      <text:p text:style-name="P4"><text:span text:style-name="T3"><text:tab/><text:tab/></text:span><text:span text:style-name="T4">editAccount.php</text:span><text:span text:style-name="T3"> – Edits the account settings of the current user, updated in database with </text:span><text:span text:style-name="T4">updateAccount.php </text:span><text:span text:style-name="T3">and </text:span><text:span text:style-name="T4">updatePassword.php</text:span></text:p>
      <text:p text:style-name="P4"><text:span text:style-name="T3"><text:tab/></text:span><text:span text:style-name="T7">Admin</text:span></text:p>
      <text:p text:style-name="P4"><text:span text:style-name="T3"><text:tab/><text:tab/></text:span><text:span text:style-name="T4">admin.php</text:span><text:span text:style-name="T3"> – Admin page, deletes users with </text:span><text:span text:style-name="T4">deleteAccount.php</text:span></text:p>
      <text:p text:style-name="P3">Includes</text:p>
      <text:p text:style-name="P6"><text:tab/>The includes directory contains files that are commonly reused throughout the site, along with the acceptable use policy, and the privacy policy. Nearly every page includes the files: <text:span text:style-name="T1">htmlhead.php</text:span>, <text:span text:style-name="T1">header.php</text:span>, <text:span text:style-name="T1">footer.php</text:span>. <text:span text:style-name="T1">Htmlhead.php</text:span> contains the code that is put in the head of the HTML portion of the pages. This includes the doctype declaration and the path to the CSS file. <text:span text:style-name="T1">Header.php</text:span> and <text:span text:style-name="T1">footer.php</text:span> contain the code that goes at the top of the html page, and the bottom of the html page, respectively. <text:span text:style-name="T1">Dbconnect.php</text:span> provides the code that every page with database manipulation uses to make a connection to the database, the resulting mysqli object uses the $mysqli variable. <text:span text:style-name="T1">Dberror.php</text:span> is a snippet of code that will check the $mysqli object for any database errors after a query, then print the error and break <text:soft-page-break/>execution.</text:p>
      <text:p text:style-name="P3"/>
      <text:p text:style-name="P3">Functions</text:p>
      <text:p text:style-name="P5"><text:tab/>The functions directory contains useful functions that may be used anywhere in the site. <text:s/></text:p>
      <table:table table:name="Table1" table:style-name="Table1">
        <table:table-column table:style-name="Table1.A"/>
        <table:table-column table:style-name="Table1.B"/>
        <table:table-column table:style-name="Table1.C"/>
        <table:table-row>
          <table:table-cell table:style-name="Table1.A1" office:value-type="string">
            <text:p text:style-name="P15">Function</text:p>
          </table:table-cell>
          <table:table-cell table:style-name="Table1.A1" office:value-type="string">
            <text:p text:style-name="P15">Returns</text:p>
          </table:table-cell>
          <table:table-cell table:style-name="Table1.C1" office:value-type="string">
            <text:p text:style-name="P15">Description</text:p>
          </table:table-cell>
        </table:table-row>
        <table:table-row>
          <table:table-cell table:style-name="Table1.A2" office:value-type="string">
            <text:p text:style-name="P14">CheckPassword.php</text:p>
          </table:table-cell>
          <table:table-cell table:style-name="Table1.A2" office:value-type="string">
            <text:p text:style-name="P14">Boolean</text:p>
          </table:table-cell>
          <table:table-cell table:style-name="Table1.C2" office:value-type="string">
            <text:p text:style-name="P14">Check if a password was correct for a user</text:p>
          </table:table-cell>
        </table:table-row>
        <table:table-row>
          <table:table-cell table:style-name="Table1.A2" office:value-type="string">
            <text:p text:style-name="P14">HasAccepted.php</text:p>
          </table:table-cell>
          <table:table-cell table:style-name="Table1.A2" office:value-type="string">
            <text:p text:style-name="P14">Boolean</text:p>
          </table:table-cell>
          <table:table-cell table:style-name="Table1.C2" office:value-type="string">
            <text:p text:style-name="P14">Check if a user has accepted an invitation to a particular trip</text:p>
          </table:table-cell>
        </table:table-row>
        <table:table-row>
          <table:table-cell table:style-name="Table1.A2" office:value-type="string">
            <text:p text:style-name="P14">IsInvited.php</text:p>
          </table:table-cell>
          <table:table-cell table:style-name="Table1.A2" office:value-type="string">
            <text:p text:style-name="P14">Boolean</text:p>
          </table:table-cell>
          <table:table-cell table:style-name="Table1.C2" office:value-type="string">
            <text:p text:style-name="P14">Check if a user has been invited to a particular trip</text:p>
          </table:table-cell>
        </table:table-row>
        <table:table-row>
          <table:table-cell table:style-name="Table1.A2" office:value-type="string">
            <text:p text:style-name="P14">PrepareInput.php</text:p>
          </table:table-cell>
          <table:table-cell table:style-name="Table1.A2" office:value-type="string">
            <text:p text:style-name="P14">String</text:p>
          </table:table-cell>
          <table:table-cell table:style-name="Table1.C2" office:value-type="string">
            <text:p text:style-name="P14">Prepare information to be put into the database. Strip slashes, escape MySQL characters, trim whitespace from the beginning and end</text:p>
          </table:table-cell>
        </table:table-row>
        <table:table-row>
          <table:table-cell table:style-name="Table1.A2" office:value-type="string">
            <text:p text:style-name="P14">RegEx.php</text:p>
          </table:table-cell>
          <table:table-cell table:style-name="Table1.A2" office:value-type="string">
            <text:p text:style-name="P14">Nothing</text:p>
          </table:table-cell>
          <table:table-cell table:style-name="Table1.C2" office:value-type="string">
            <text:p text:style-name="P14">A collection of variables representing the regular expressions for validation of various types of information</text:p>
          </table:table-cell>
        </table:table-row>
        <table:table-row>
          <table:table-cell table:style-name="Table1.A2" office:value-type="string">
            <text:p text:style-name="P14">UidToName.php</text:p>
          </table:table-cell>
          <table:table-cell table:style-name="Table1.A2" office:value-type="string">
            <text:p text:style-name="P14">String</text:p>
          </table:table-cell>
          <table:table-cell table:style-name="Table1.C2" office:value-type="string">
            <text:p text:style-name="P14">Accepts a user id number and returns the user's first and last name as a single string</text:p>
          </table:table-cell>
        </table:table-row>
        <table:table-row>
          <table:table-cell table:style-name="Table1.A2" office:value-type="string">
            <text:p text:style-name="P14">UidToUsername.php</text:p>
          </table:table-cell>
          <table:table-cell table:style-name="Table1.A2" office:value-type="string">
            <text:p text:style-name="P14">String</text:p>
          </table:table-cell>
          <table:table-cell table:style-name="Table1.C2" office:value-type="string">
            <text:p text:style-name="P14">Accepts a user id number and returns the username of the account</text:p>
          </table:table-cell>
        </table:table-row>
        <table:table-row>
          <table:table-cell table:style-name="Table1.A2" office:value-type="string">
            <text:p text:style-name="P14">UserExists.php</text:p>
          </table:table-cell>
          <table:table-cell table:style-name="Table1.A2" office:value-type="string">
            <text:p text:style-name="P14">Boolean</text:p>
          </table:table-cell>
          <table:table-cell table:style-name="Table1.C2" office:value-type="string">
            <text:p text:style-name="P14">Checks if a particular username exists in the database</text:p>
          </table:table-cell>
        </table:table-row>
      </table:table>
      <text:p text:style-name="P5"/>
      <text:p text:style-name="P5"/>
      <text:p text:style-name="P3">Img</text:p>
      <text:p text:style-name="P4"><text:tab/><text:span text:style-name="T3">The img folder contains all the files associated with styling. This includes three fonts used in the site, the CSS file for the whole site, and the images used.</text:span></text:p>
      <text:p text:style-name="P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1942 report" svg:font-family="'1942 report'" style:font-pitch="fixed"/>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Leander" svg:font-family="Leander" style:font-pitch="variable"/>
    <style:font-face style:name="Poilet Taper" svg:font-family="'Poilet Taper'"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10-29T12:38:46.45</meta:creation-date>
    <dc:date>2014-11-09T23:01:54.37</dc:date>
    <meta:editing-duration>PT10H16M27S</meta:editing-duration>
    <meta:editing-cycles>25</meta:editing-cycles>
    <meta:generator>OpenOffice/4.1.0$Win32 OpenOffice.org_project/410m18$Build-9764</meta:generator>
    <meta:document-statistic meta:table-count="1" meta:image-count="0" meta:object-count="0" meta:page-count="5" meta:paragraph-count="85" meta:word-count="813" meta:character-count="5389"/>
  </office:meta>
</office:document-meta>
</file>